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subtitle">
      <style:graphic-properties draw:fill-color="#ffffff" draw:auto-grow-height="true" fo:min-height="13.86cm"/>
    </style:style>
    <style:style style:name="pr3" style:family="presentation" style:parent-style-name="Default-notes">
      <style:graphic-properties draw:fill-color="#ffffff" fo:min-height="13.114cm"/>
    </style:style>
    <style:style style:name="pr4" style:family="presentation" style:parent-style-name="Default-outline1">
      <style:graphic-properties draw:fill-color="#ffffff" draw:auto-grow-height="true" fo:min-height="13.86cm"/>
    </style:style>
    <style:style style:name="pr5" style:family="presentation" style:parent-style-name="Default-title">
      <style:graphic-properties draw:fill-color="#ffffff" fo:min-height="3.256cm"/>
    </style:style>
    <style:style style:name="pr6" style:family="presentation" style:parent-style-name="Default-outline1">
      <style:graphic-properties draw:fill-color="#ffffff"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1.2cm" fo:margin-right="0cm" fo:text-indent="-0.9cm"/>
      <style:text-properties fo:font-size="18pt"/>
    </style:style>
    <style:style style:name="P6" style:family="paragraph">
      <style:paragraph-properties fo:margin-left="1.2cm" fo:margin-right="0cm" fo:text-indent="-0.9cm"/>
      <style:text-properties fo:font-size="18pt" style:font-size-asian="18pt" style:font-size-complex="18pt"/>
    </style:style>
    <style:style style:name="P7" style:family="paragraph">
      <style:paragraph-properties fo:margin-left="2.4cm" fo:margin-right="0cm" fo:text-indent="-0.8cm"/>
      <style:text-properties fo:font-size="18pt" style:font-size-asian="18pt" style:font-size-complex="18pt"/>
    </style:style>
    <style:style style:name="P8" style:family="paragraph">
      <style:text-properties fo:font-size="18pt" style:font-size-asian="18pt" style:font-size-complex="18pt"/>
    </style:style>
    <style:style style:name="P9" style:family="paragraph">
      <style:paragraph-properties fo:margin-left="1.2cm" fo:margin-right="0cm" fo:text-indent="-0.9cm"/>
      <style:text-properties fo:font-size="16pt" style:font-size-asian="16pt" style:font-size-complex="16pt"/>
    </style:style>
    <style:style style:name="P10" style:family="paragraph">
      <style:paragraph-properties fo:margin-left="2.4cm" fo:margin-right="0cm" fo:text-indent="-0.8cm"/>
      <style:text-properties fo:font-size="16pt" style:font-size-asian="16pt" style:font-size-complex="16pt"/>
    </style:style>
    <style:style style:name="T1" style:family="text">
      <style:text-properties fo:font-size="18pt"/>
    </style:style>
    <style:style style:name="T2" style:family="text">
      <style:text-properties fo:font-size="18pt" fo:font-weight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weight="bold" style:font-size-asian="18pt" style:font-size-complex="18pt"/>
    </style:style>
    <style:style style:name="T5" style:family="text">
      <style:text-properties fo:font-family="Wingdings" style:font-style-name="Standard" style:font-pitch="variable" style:font-charset="x-symbol" fo:font-size="18pt" style:font-family-asian="Wingdings" style:font-style-name-asian="Standard" style:font-pitch-asian="variable" style:font-charset-asian="x-symbol" style:font-size-asian="18pt" style:font-family-complex="Wingdings" style:font-style-name-complex="Standard" style:font-pitch-complex="variable" style:font-charset-complex="x-symbol" style:font-size-complex="18pt"/>
    </style:style>
    <style:style style:name="T6" style:family="text">
      <style:text-properties fo:font-family="Arial" style:font-family-generic="roman" style:font-pitch="variable" fo:font-size="18pt" style:font-family-asian="Wingdings" style:font-style-name-asian="Standard" style:font-pitch-asian="variable" style:font-charset-asian="x-symbol" style:font-size-asian="18pt" style:font-family-complex="Wingdings" style:font-style-name-complex="Standard" style:font-pitch-complex="variable" style:font-charset-complex="x-symbol" style:font-size-complex="18pt"/>
    </style:style>
    <style:style style:name="T7" style:family="text">
      <style:text-properties fo:font-family="Arial" style:font-family-generic="roman" style:font-pitch="variable" fo:font-size="18pt" fo:font-weight="bold" style:font-family-asian="Wingdings" style:font-style-name-asian="Standard" style:font-pitch-asian="variable" style:font-charset-asian="x-symbol" style:font-size-asian="18pt" style:font-family-complex="Wingdings" style:font-style-name-complex="Standard" style:font-pitch-complex="variable" style:font-charset-complex="x-symbol" style:font-size-complex="18pt"/>
    </style:style>
    <style:style style:name="T8" style:family="text">
      <style:text-properties fo:font-family="Arial" style:font-family-generic="roman" style:font-pitch="variable" fo:font-size="18pt" fo:font-weight="normal" style:font-family-asian="Wingdings" style:font-style-name-asian="Standard" style:font-pitch-asian="variable" style:font-charset-asian="x-symbol" style:font-size-asian="18pt" style:font-family-complex="Wingdings" style:font-style-name-complex="Standard" style:font-pitch-complex="variable" style:font-charset-complex="x-symbol" style:font-size-complex="18pt"/>
    </style:style>
    <style:style style:name="T9" style:family="text">
      <style:text-properties fo:font-family="Wingdings" style:font-style-name="Standard" style:font-pitch="variable" style:font-charset="x-symbol" fo:font-size="18pt" fo:font-weight="normal" style:font-family-asian="Wingdings" style:font-style-name-asian="Standard" style:font-pitch-asian="variable" style:font-charset-asian="x-symbol" style:font-size-asian="18pt" style:font-family-complex="Wingdings" style:font-style-name-complex="Standard" style:font-pitch-complex="variable" style:font-charset-complex="x-symbol" style:font-size-complex="18pt"/>
    </style:style>
    <style:style style:name="T10" style:family="text">
      <style:text-properties fo:font-size="18pt" fo:font-weight="normal" style:font-size-asian="18pt" style:font-size-complex="18pt"/>
    </style:style>
    <style:style style:name="T11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Maven 2</text:p>
          </draw:text-box>
        </draw:frame>
        <draw:frame presentation:style-name="pr2" draw:text-style-name="P1" draw:layer="layout" svg:width="25.199cm" svg:height="13.86cm" svg:x="1.4cm" svg:y="4.914cm" presentation:class="subtitle">
          <draw:text-box>
            <text:p text:style-name="P1">Expertenschulung – Build System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Was macht Maven 2?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Baut Software <text:s/>aus Quellcode und stellt sie in auslieferbaren Einheiten zur Verfügung (JARs, WARs, EARs, etc.)</text:span></text:p>
              </text:list-item>
            </text:list>
            <text:list text:style-name="L2">
              <text:list-item>
                <text:p text:style-name="P3"><text:span text:style-name="T1">Regelt die Verwendung von Bibliotheken (jars)</text:span></text:p>
              </text:list-item>
            </text:list>
            <text:list text:style-name="L2">
              <text:list-item>
                <text:p text:style-name="P3"><text:span text:style-name="T1">Regelt das Zusammenbauen komplexer Software aus mehreren Teilprojekten</text:span></text:p>
              </text:list-item>
            </text:list>
            <text:list text:style-name="L2">
              <text:list-item>
                <text:p text:style-name="P3"><text:span text:style-name="T1">Unterstützt bei der Qualitätssicherung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1">Integriert Werkzeuge um automatisierte Tests zu übersetzen und auszuführen (Junit, TestNG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">Integriert Werkzeuge zur Qualitätssicherung (PMD, Checkstyle, Findbugs, Cobertura, Clover)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2">generiert</text:span><text:span text:style-name="T1"> übersichtliche, einheitliche, navigierbare, integrierte </text:span><text:span text:style-name="T2">Web-Sites</text:span><text:span text:style-name="T1"> mit aus dem Quellcode abgeleiteten </text:span><text:span text:style-name="T2">Berichten</text:span><text:span text:style-name="T1"> und eigens erstellter </text:span><text:span text:style-name="T2">Dokumentation</text:span></text:p>
              </text:list-item>
            </text:list>
            <text:list text:style-name="L2">
              <text:list-item>
                <text:p text:style-name="P3"><text:span text:style-name="T1">stellt eine allgemeine Infrastruktur bereit, um sämtliche Werkzeuge die aus Quellcode irgendetwas generieren (generierten Code, auslieferbare Software, Berichte, Dokumentation) zu integriere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Die Kernkonzepte...</text:p>
          </draw:text-box>
        </draw:frame>
        <draw:frame presentation:style-name="pr4" draw:text-style-name="P6" draw:layer="layout" svg:width="25.199cm" svg:height="14.881cm" svg:x="1.4cm" svg:y="4.914cm" presentation:class="outline" presentation:user-transformed="true">
          <draw:text-box>
            <text:list text:style-name="L2">
              <text:list-item>
                <text:p text:style-name="P6"><text:span text:style-name="T3">Konventionen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4">Verzeichnisstruktur</text:span><text:span text:style-name="T3"> für Projekt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">Was in welcher Reihenfolge mit dem Quellcode gemacht wird (</text:span><text:span text:style-name="T4">Goals</text:span><text:span text:style-name="T3">, </text:span><text:span text:style-name="T4">Lifecycle</text:span><text:span text:style-name="T3">)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3">Konfiguration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3">In Maven wird konfiguriert, was mit dem Quellcode getan werden soll </text:span><text:span text:style-name="T5"></text:span><text:span text:style-name="T6"> </text:span><text:span text:style-name="T7">POM.xml</text:span><text:span text:style-name="T8">. Ganz speziell, wie er ausgeliefert werden soll (JAR, WAR, EAR, etc.) </text:span><text:span text:style-name="T9"></text:span><text:span text:style-name="T7"> Packaging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8">Konfigurationen können vererbt werden </text:span><text:span text:style-name="T9"></text:span><text:span text:style-name="T7"> Master-POM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8">Besonderheiten können über so genannte </text:span><text:span text:style-name="T7">Profile</text:span><text:span text:style-name="T8"> konfiguriert werden (Umgebungen, Auslieferungparameter, etc.)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10">Aus Quellcode kann etwas gebaut werden (</text:span><text:span text:style-name="T4">build</text:span><text:span text:style-name="T10">), oder Berichte/Dokumentation (</text:span><text:span text:style-name="T4">report</text:span><text:span text:style-name="T10">) generiert werden</text:span></text:p>
              </text:list-item>
            </text:list>
            <text:list text:style-name="L2">
              <text:list-item>
                <text:p text:style-name="P6"><text:span text:style-name="T3">Für jede dieser Aufgaben (compile, test, etc.) gibt es ein </text:span><text:span text:style-name="T4">Plugin</text:span><text:span text:style-name="T10">. Alle Funktionen von Maven werden von Plugins erbracht. Maven läßt sich über Plugins erweitern.</text:span></text:p>
              </text:list-item>
            </text:list>
            <text:list text:style-name="L2">
              <text:list-item>
                <text:p text:style-name="P6"><text:span text:style-name="T10">Jedes Projekt hat als auslieferbares Ergebnis genau eine Datei (</text:span><text:span text:style-name="T4">Artefak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 text:style-name="P1">Die Kernkonzepte</text:p>
          </draw:text-box>
        </draw:frame>
        <draw:frame presentation:style-name="pr6" draw:text-style-name="P8" draw:layer="layout" svg:width="25.199cm" svg:height="13.609cm" svg:x="1.4cm" svg:y="4.914cm" presentation:class="outline">
          <draw:text-box>
            <text:list text:style-name="L2">
              <text:list-item>
                <text:p text:style-name="P6"><text:span text:style-name="T10">Abhängigkeiten zwischen Projekten und zu Bibliotheken (jars) werden über Abhängigkeiten definiert (</text:span><text:span text:style-name="T4">Dependency</text:span><text:span text:style-name="T10">). Es gibt unterschiedliche Arten von Abhängigkeiten (</text:span><text:span text:style-name="T11">Scope</text:span><text:span text:style-name="T10">).</text:span></text:p>
              </text:list-item>
            </text:list>
            <text:list text:style-name="L2">
              <text:list-item>
                <text:p text:style-name="P6"><text:span text:style-name="T10">Bibliotheken, Plugins und weitere Artefakte werden erst bei Bedarf von zentralen Ablage-Servern geholt (</text:span><text:span text:style-name="T4">Repository</text:span><text:span text:style-name="T10">). Sie werden dort in einer standardisierten Struktur abgeleg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Kernkonzepte am Beispiel</text:p>
          </draw:text-box>
        </draw:frame>
        <draw:frame presentation:style-name="pr4" draw:text-style-name="P3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Erfahrungswerte...</text:p>
          </draw:text-box>
        </draw:frame>
        <draw:frame presentation:style-name="pr4" draw:text-style-name="P9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9"><text:span text:style-name="T1">Multi-Module-Struktur ist für viele Plugins problematisch</text:span></text:p>
              </text:list-item>
            </text:list>
            <text:list text:style-name="L2">
              <text:list-item>
                <text:p text:style-name="P9"><text:span text:style-name="T1">Projektstruktur für Eclipse: Flach oder Hierarchisch? == Erhängen oder Erschiessen?</text:span></text:p>
              </text:list-item>
            </text:list>
            <text:list text:style-name="L2">
              <text:list-item>
                <text:p text:style-name="P9"><text:span text:style-name="T1">Die Integration in die IDEs funktioniert speziell bei Eclipse meistens gut: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1">Mvn clean install eclipse:eclipse. Clean, install sind lästig. Das Eclipse plugin hat ein paar Problem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">Es gibt in Eclipse kein Equivalent zum Plugin goal resources:resources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">Jedes Plugin hat sein Eigenleben (Plugins immer in einer konkreten Version verwenden, niemals ohne Not eine Version ändern)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1">Eigene Plugins lassen sich unter Nutzung von Ant leicht erstellen. Die richtigen Parameter aus Maven zu übergeben erfordert Recherchen</text:span></text:p>
              </text:list-item>
            </text:list>
            <text:list text:style-name="L2">
              <text:list-item>
                <text:p text:style-name="P9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 text:style-name="P1">Erfahrungswerte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 text:style-name="P9"><text:span text:style-name="T1">Die Architektur von Maven, Plugins in den Lifecycle zu integrieren hat Schwächen: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1">Reihenfolge von Plugin-Goals innerhalb eines Lifecycles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">Zusammenspiel zwischen Plugins läßt sich nicht sauber regeln (Junit und Cobertura führen die Tests jeweils einmal aus, insgesamt also zweimal)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1">Nur Code aus einem Jar-Projekt lässt sich aus anderen Projekten referenzieren (Problem z. B. mit WARs).</text:span></text:p>
              </text:list-item>
            </text:list>
            <text:list text:style-name="L2">
              <text:list-item>
                <text:p text:style-name="P9"><text:span text:style-name="T1">Einige Plugins haben Probleme mit Multi-Module builds (speziell beim Reporting), Ist das ein Architekturproblem von Maven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473cm" svg:x="1.4cm" svg:y="0.854cm" presentation:class="title" presentation:user-transformed="true">
          <draw:text-box>
            <text:p text:style-name="P1">Gute Build-Konzepte – Technologie Neutral</text:p>
          </draw:text-box>
        </draw:frame>
        <draw:frame presentation:style-name="pr6" draw:text-style-name="P8" draw:layer="layout" svg:width="25.199cm" svg:height="13.609cm" svg:x="1.4cm" svg:y="4.914cm" presentation:class="outline">
          <draw:text-box>
            <text:list text:style-name="L2">
              <text:list-item>
                <text:p text:style-name="P6"><text:span text:style-name="T3">Verzeichnisstruktur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3">Quellcode für Produktion und Test trenne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">Code und Resourcen trennen (manchmal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">Quellen für Generatoren und Generiertes trennen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3">Vereinheitlichte Build-Targets, Goals: clean, compile, test, package, ...</text:span></text:p>
              </text:list-item>
            </text:list>
            <text:list text:style-name="L2">
              <text:list-item>
                <text:p text:style-name="P6"><text:span text:style-name="T3">Standardisierte Struktur für Artefakte (group, artifactid, version)</text:span></text:p>
              </text:list-item>
            </text:list>
            <text:list text:style-name="L2">
              <text:list-item>
                <text:p text:style-name="P6"><text:span text:style-name="T3">Builds mit der IDE und dem Build-Werkzeug so gestalten, dass es keine Wechselwirkungen gibt (Bsp.: target, target-eclipse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MS Gothic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mer&gt;</text:page-number></text:span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2$Build-9286</meta:generator>
    <meta:creation-date>2008-03-31T01:25:02</meta:creation-date>
    <dc:creator>Thomas Wieger</dc:creator>
    <dc:date>2008-03-31T22:46:16</dc:date>
    <dc:language>de-DE</dc:language>
    <meta:editing-cycles>57</meta:editing-cycles>
    <meta:editing-duration>PT1H4M4S</meta:editing-duration>
    <meta:user-defined meta:name="Info 1"/>
    <meta:user-defined meta:name="Info 2"/>
    <meta:user-defined meta:name="Info 3"/>
    <meta:user-defined meta:name="Info 4"/>
    <meta:document-statistic meta:object-count="53"/>
  </office:meta>
</office:document-meta>
</file>